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e1038" officeooo:paragraph-rsid="000e1038"/>
    </style:style>
    <style:style style:name="P2" style:family="paragraph" style:parent-style-name="Standard">
      <style:text-properties fo:language="pt" fo:country="BR" officeooo:rsid="000e1038" officeooo:paragraph-rsid="00186345"/>
    </style:style>
    <style:style style:name="P3" style:family="paragraph" style:parent-style-name="Standard">
      <style:text-properties fo:language="pt" fo:country="BR" officeooo:rsid="001648aa" officeooo:paragraph-rsid="001648aa"/>
    </style:style>
    <style:style style:name="P4" style:family="paragraph" style:parent-style-name="Standard">
      <style:text-properties fo:language="pt" fo:country="BR" officeooo:rsid="001648aa" officeooo:paragraph-rsid="00186345"/>
    </style:style>
    <style:style style:name="P5" style:family="paragraph" style:parent-style-name="Standard">
      <style:text-properties fo:language="pt" fo:country="BR" officeooo:rsid="001648aa" officeooo:paragraph-rsid="0019f235"/>
    </style:style>
    <style:style style:name="P6" style:family="paragraph" style:parent-style-name="Standard">
      <style:text-properties fo:language="pt" fo:country="BR" officeooo:rsid="001648aa" officeooo:paragraph-rsid="002209b2"/>
    </style:style>
    <style:style style:name="P7" style:family="paragraph" style:parent-style-name="Standard">
      <style:text-properties fo:language="pt" fo:country="BR" officeooo:rsid="0017ead4" officeooo:paragraph-rsid="001648aa"/>
    </style:style>
    <style:style style:name="P8" style:family="paragraph" style:parent-style-name="Standard">
      <style:text-properties fo:language="pt" fo:country="BR" officeooo:rsid="0019c8ce" officeooo:paragraph-rsid="0019c8ce"/>
    </style:style>
    <style:style style:name="P9" style:family="paragraph" style:parent-style-name="Standard">
      <style:text-properties fo:language="pt" fo:country="BR" officeooo:rsid="0020cf79" officeooo:paragraph-rsid="0020cf79"/>
    </style:style>
    <style:style style:name="P10" style:family="paragraph" style:parent-style-name="Standard">
      <style:text-properties fo:language="pt" fo:country="BR" officeooo:rsid="002209b2" officeooo:paragraph-rsid="002209b2"/>
    </style:style>
    <style:style style:name="P11" style:family="paragraph" style:parent-style-name="Standard">
      <style:text-properties fo:language="pt" fo:country="BR" officeooo:rsid="0019f235" officeooo:paragraph-rsid="0019f235"/>
    </style:style>
    <style:style style:name="P12" style:family="paragraph" style:parent-style-name="Standard">
      <style:text-properties fo:language="pt" fo:country="BR" officeooo:rsid="0027a8e4" officeooo:paragraph-rsid="0027a8e4"/>
    </style:style>
    <style:style style:name="P13" style:family="paragraph" style:parent-style-name="Standard">
      <style:text-properties officeooo:paragraph-rsid="001648aa"/>
    </style:style>
    <style:style style:name="P14" style:family="paragraph" style:parent-style-name="Standard">
      <style:text-properties fo:language="pt" fo:country="BR" officeooo:rsid="001648aa" officeooo:paragraph-rsid="001648aa"/>
    </style:style>
    <style:style style:name="P15" style:family="paragraph" style:parent-style-name="Standard">
      <style:text-properties officeooo:paragraph-rsid="001648aa"/>
    </style:style>
    <style:style style:name="T1" style:family="text">
      <style:text-properties officeooo:rsid="000f18db"/>
    </style:style>
    <style:style style:name="T2" style:family="text">
      <style:text-properties fo:language="pt" fo:country="BR" officeooo:rsid="001648aa"/>
    </style:style>
    <style:style style:name="T3" style:family="text">
      <style:text-properties fo:language="pt" fo:country="BR" officeooo:rsid="001ef994"/>
    </style:style>
    <style:style style:name="T4" style:family="text">
      <style:text-properties fo:language="pt" fo:country="BR" officeooo:rsid="00257079"/>
    </style:style>
    <style:style style:name="T5" style:family="text">
      <style:text-properties fo:language="pt" fo:country="BR" officeooo:rsid="002ae961"/>
    </style:style>
    <style:style style:name="T6" style:family="text">
      <style:text-properties fo:language="pt" fo:country="BR" officeooo:rsid="002cc2b1"/>
    </style:style>
    <style:style style:name="T7" style:family="text">
      <style:text-properties fo:language="pt" fo:country="BR" officeooo:rsid="002e1d01"/>
    </style:style>
    <style:style style:name="T8" style:family="text">
      <style:text-properties officeooo:rsid="000e1038"/>
    </style:style>
    <style:style style:name="T9" style:family="text">
      <style:text-properties fo:font-style="italic"/>
    </style:style>
    <style:style style:name="T10" style:family="text">
      <style:text-properties officeooo:rsid="00186345"/>
    </style:style>
    <style:style style:name="T11" style:family="text">
      <style:text-properties style:font-name="Liberation Serif1" fo:font-size="14pt" officeooo:rsid="00186345"/>
    </style:style>
    <style:style style:name="T12" style:family="text">
      <style:text-properties style:font-name="Liberation Serif" fo:font-size="14pt" officeooo:rsid="00186345"/>
    </style:style>
    <style:style style:name="T13" style:family="text">
      <style:text-properties officeooo:rsid="00192093"/>
    </style:style>
    <style:style style:name="T14" style:family="text">
      <style:text-properties officeooo:rsid="0019f235"/>
    </style:style>
    <style:style style:name="T15" style:family="text">
      <style:text-properties officeooo:rsid="001ab8b6"/>
    </style:style>
    <style:style style:name="T16" style:family="text">
      <style:text-properties officeooo:rsid="001b4a40"/>
    </style:style>
    <style:style style:name="T17" style:family="text">
      <style:text-properties officeooo:rsid="001bc13e"/>
    </style:style>
    <style:style style:name="T18" style:family="text">
      <style:text-properties officeooo:rsid="0020cf79"/>
    </style:style>
    <style:style style:name="T19" style:family="text">
      <style:text-properties officeooo:rsid="00249435"/>
    </style:style>
    <style:style style:name="T20" style:family="text">
      <style:text-properties officeooo:rsid="00257079"/>
    </style:style>
    <style:style style:name="T21" style:family="text">
      <style:text-properties fo:language="en" fo:country="US" officeooo:rsid="0025dcca"/>
    </style:style>
    <style:style style:name="T22" style:family="text">
      <style:text-properties officeooo:rsid="0025dcca"/>
    </style:style>
    <style:style style:name="T23" style:family="text">
      <style:text-properties officeooo:rsid="002a5cbe"/>
    </style:style>
    <style:style style:name="T24" style:family="text">
      <style:text-properties officeooo:rsid="002ae961"/>
    </style:style>
    <style:style style:name="T25" style:family="text">
      <style:text-properties officeooo:rsid="002cc2b1"/>
    </style:style>
    <style:style style:name="T26" style:family="text">
      <style:text-properties officeooo:rsid="002d7de0"/>
    </style:style>
    <style:style style:name="T27" style:family="text">
      <style:text-properties officeooo:rsid="002e1d01"/>
    </style:style>
    <style:style style:name="T28" style:family="text">
      <style:text-properties officeooo:rsid="002e942f"/>
    </style:style>
    <style:style style:name="T29" style:family="text">
      <style:text-properties officeooo:rsid="002ef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as</text:p>
      <text:p text:style-name="P1">Descrição: [Rhenan já fez]</text:p>
      <text:p text:style-name="P3">Nome Científico: Rosaceae rosa</text:p>
      <text:p text:style-name="P1">Rega: 2 – No início da vida, deve ser regada todos os dias até florescer, e após isso, duas vezes na semana.</text:p>
      <text:p text:style-name="P2">Exposição Solar: <text:span text:style-name="T10">De 6 a 7 horas de incidência direta e bem arejado. A temperatura ideal é entre 25</text:span><text:span text:style-name="T11">°</text:span><text:span text:style-name="T12">C e 30</text:span><text:span text:style-name="T11">°</text:span><text:span text:style-name="T12">C. </text:span></text:p>
      <text:p text:style-name="P1">Adubagem: Duas a três adubações anuais. A primeira deve ser feita após apoda anual. A segunda deve ser entre Novembro e Dezembro. A terceira pode acontecer em Janeiro ou Fevereiro.</text:p>
      <text:p text:style-name="P1">Poda: A primeira poda deve ser feita após o primeiro ano de plantio, e ser refeita todos os anos. O melhor período para ela é entre julho e agosto. <text:span text:style-name="T1">Devem ser feitos cortes de duas a três folhas abaixo do botão, sempre na diagonal.</text:span></text:p>
      <text:p text:style-name="P3">Pragas: As principais pragas são pulgões, ácaros, trips, larva minadora e cochonilha. O controle pode ser feito através de inseticidas ou com o uso da calda de fumo, que é caseira e menos tóxica.</text:p>
      <text:p text:style-name="P3">Doenças: Os principais causadores de doenças graves nas roseiras são fungos, como míldio, pinta preta, mofo branco, botrytis e ferrugem, que aparecem devido ao excesso de umidade. Para combatê-los, pode ser usado lavagem com água e detergente das folhas, ou fungicidas especializados, sempre com orientação profissional.</text:p>
      <text:p text:style-name="P3"/>
      <text:p text:style-name="P7">Girassóis</text:p>
      <text:p text:style-name="P4">Descrição: <text:span text:style-name="T8">[Rhenan já fez]</text:span></text:p>
      <text:p text:style-name="P13"><text:span text:style-name="T2">Nome Científico: </text:span><text:span text:style-name="T9">Helianthus annus</text:span> </text:p>
      <text:p text:style-name="P3">Rega: <text:span text:style-name="T10">2 – O girassol dispensa tanto solos encharcados quanto solos secos, por isso deve se manter o equilíbrio e utilizar a ponta do dedo na terra para verificar o solo ideal.</text:span></text:p>
      <text:p text:style-name="P3">Exposição Solar: <text:span text:style-name="T10">Deve ser posicionado em direção ao sol, na maior parte do dia.</text:span></text:p>
      <text:p text:style-name="P3">Adubagem: <text:span text:style-name="T13">Não existe a necessidade de adubações constantes, apenas quando o solo for pobre. Nesse caso, o uso de adubação orgânica com de compostagem é o indicado para ele.</text:span></text:p>
      <text:p text:style-name="P3">Poda: <text:span text:style-name="T10">Deve ser feita em mudas fracas, doentes e com má formação. Além disso, é importante prestar atenção no espaço que elas estão, para que seja feita a troca de vaso caso o espaço seja pequeno.</text:span></text:p>
      <text:p text:style-name="P3">Pragas: <text:span text:style-name="T13">A lagarta do girassol, é causada quando a mariposa coloca seus ovos durante a floração do girassol, e elas se alimentam das seções florais e túneis para as sementes. O tratamento deve ser feito com ajuda profissional no uso de produtos para evitar as pragas.</text:span></text:p>
      <text:p text:style-name="P3">Doenças: <text:span text:style-name="T13">O míldio, fungo de algodão, causa descoloração e inchaço na base da planta. O Verticillium wilt causa ferrugem na planta, e manchas pretas nas hastes. Todos eles devem ser tratados com ajuda de profissionais e aplicação de fungicidas.</text:span></text:p>
      <text:p text:style-name="P3"/>
      <text:p text:style-name="P8">Orquídeas</text:p>
      <text:p text:style-name="P6">Descrição: <text:span text:style-name="T8">[Rhenan já fez]</text:span></text:p>
      <text:p text:style-name="P5">Nome Científico: </text:p>
      <text:p text:style-name="P11"><text:tab/>Família – Orchidaceae</text:p>
      <text:p text:style-name="P5"><text:span text:style-name="T14"><text:tab/>Subfamílias – </text:span>Apostasioideae, Vanilloideae, Cypripedioideae, Orchidoideae, Epidendroideae</text:p>
      <text:p text:style-name="P3">Rega: <text:span text:style-name="T16">7 – A rega deve ser feita diariamente, com preferência quando a terra estiver seca. Não é necessário utilizar prato no fundo do vaso, já que a umidade prejudica as orquídeas. Evite molhar as pétalas, já que elas são delicadas e essa prática facilita o aparecimento de pragas. </text:span></text:p>
      <text:p text:style-name="P3">Exposição Solar: <text:span text:style-name="T15">Deve ser adaptada conforme visualização da planta. Se suas folhas estão começando a ficar amareladas, indica excesso de luz, e se estão finas e alongadas, indica falta de sol.</text:span></text:p>
      <text:p text:style-name="P3">Adubagem: <text:span text:style-name="T16">Deve ser feito com um bom substrato, com minerais e outras substâncias. Pode ser utilizada mistura de nitrogênio, fósforo e potássio, ou adubos orgânicos compostos por torta de </text:span><text:soft-page-break/><text:span text:style-name="T16">mamona em uma metade e farinha de osso em outro. O material deve ser reposto todo mês, mas cuidado com o exagero.</text:span></text:p>
      <text:p text:style-name="P3">Poda: <text:span text:style-name="T17">Quando as flores murcharem, deve ser feita a poda deixando até 2,5 cm da espiga velha, sempre na diagonal. Além disso, devem ser podadas folhas escurecidas, retirando apenas a parte escurecida.</text:span></text:p>
      <text:p text:style-name="P13"><text:span text:style-name="T2">Pragas: </text:span><text:span text:style-name="T3">Algumas pragas e como combatê-las: Insetos sugadores e mastigadores podem ser evitados com 10 cm de fumo-de-corda picado misturado com 1 litro de álcool em vidro escuro e tampe. Depois de 7 dias no sol, dilua em 10 litros de água e pulverize na planta. Para lagartas e lesmas, use uma mistura de 1 litro de água com 30 g de folhas secas de losna, ferva por 10 minutos e dilua em 10 litros de água, e pulverize onde lagartas e lesmas estão. Para cochonilhas brancas ou com carapaça e pulgões, misture uma colher de sopa de raspas de sabão de coco com 3 dentes de alho amassados. Dissolva em 1 litro de água quente, agite, e depois de esfriar e coar, pulverize e borrife nos insetos.</text:span></text:p>
      <text:p text:style-name="P3">Doenças: Uma das doenças são as fúngicas, e o tratamento para elas pode ser feito através do preparo de uma solução com 2 colheres de café de sulfato de cobre em um li<text:span text:style-name="T18">t</text:span>ro de água, pulverizando de <text:span text:style-name="T18">15 em 15 dias, sem aplicar em flores. </text:span></text:p>
      <text:p text:style-name="P9"/>
      <text:p text:style-name="P10">Suculentas</text:p>
      <text:p text:style-name="P6">Descrição: <text:span text:style-name="T8">[Rhenan já fez]</text:span></text:p>
      <text:p text:style-name="P3">Nome Científico:</text:p>
      <text:p text:style-name="P3"><text:tab/><text:span text:style-name="T21">Fam</text:span><text:span text:style-name="T22">ílias: Agavaceae, Aizoaceae, Apocynaceae, Asphodelaceae, Cactaceae, Crassulaceae, <text:tab/>Didiereaceae, Euphorbiaceae e Portulacaceae.</text:span></text:p>
      <text:p text:style-name="P3">Rega: <text:span text:style-name="T19">1 – No verão, uma vez por semana, e no inverno duas vezes por mês.</text:span></text:p>
      <text:p text:style-name="P3">Exposição Solar: <text:span text:style-name="T19">Necessário exposição direta do sol, então nada de plantá-las sem luz direta, salvo exceções. </text:span></text:p>
      <text:p text:style-name="P3">Adubagem: <text:span text:style-name="T19">O melhor substrato para suculentas e cactos é areia de construção, terra adubada e pedriscos. Basta misturar duas partes de terra para cada duas partes de areia e finalizar com pedriscos. Pedriscos podem ser perlita, cacos de telha ou até mesmo pedrinhas de construção. É importante que o solo seja leve e bem arejado, por isso o uso de pedriscos. Para complementar, o húmus de minhoca como forma de adubação também é muito importante.</text:span></text:p>
      <text:p text:style-name="P3">Poda: <text:span text:style-name="T19">A poda não é necessária, sendo que o trabalho nesse sentido é de retirar as partes mortas da planta após a morte e o desligamento delas em relação à planta.</text:span></text:p>
      <text:p text:style-name="P13"><text:span text:style-name="T2">Pragas: </text:span><text:span text:style-name="T4">Cochonilha lanuginosa é uma das pragas que podem causar sérios danos. São insetos que sugam a seiva da planta. Pincele-os com uma mistura de água e álcool usando metade de cada um deles na mistura. Outra praga é o ácaro vermelho, que descora o cacto. Pode ser resolvido com a solução de álcool e água, e caso não funcione, um bom acaricida resolve o problema.</text:span></text:p>
      <text:p text:style-name="P3">Doenças: <text:span text:style-name="T20">Os fungos podem atacar a planta, e caso isso ocorra, uma parte saudável da planta deve ser retirada para o seu plantio em substrato adequado. Uma questão importante também no cultivo de suculentas é a podridão basal, causada por excesso de regas, e pode ser tratada com o corte da parte de cima da planta que ainda está saudável. </text:span></text:p>
      <text:p text:style-name="P3"/>
      <text:p text:style-name="P12">Cítricas Comestíveis</text:p>
      <text:p text:style-name="P6">Descrição: <text:span text:style-name="T8">[Rhenan já fez]</text:span></text:p>
      <text:p text:style-name="P3">Nome Científico:</text:p>
      <text:p text:style-name="P3"><text:tab/><text:span text:style-name="T25">Família: Citrus</text:span></text:p>
      <text:p text:style-name="P3">Rega: <text:span text:style-name="T23">2 – A aplicação da rega deve ser feita de uma a duas vezes por semana.</text:span></text:p>
      <text:p text:style-name="P3">Exposição Solar: <text:span text:style-name="T24">Deve ser plantada em um local com sol durante todo o dia.</text:span></text:p>
      <text:p text:style-name="P3">Adubagem: <text:span text:style-name="T24">A adubagem pode ser feita com estrume e com um bom adubo específico para plantas cítricas.</text:span></text:p>
      <text:p text:style-name="P3">Poda: <text:span text:style-name="T23">Em geral, plantas cítricas não necessitam de podas agressivas para produzir. Basta podar a ponta dos maiores ramos e elas continuarão produzindo.</text:span></text:p>
      <text:p text:style-name="P3"><text:soft-page-break/>Pragas: <text:span text:style-name="T24">A larva minadora deixa o limão enrugado e amarelado e, para combatê-la, é necessário consultar a orientação especializada para a aplicação com inseticidas específicos.</text:span></text:p>
      <text:p text:style-name="P13"><text:span text:style-name="T2">Doenças: </text:span><text:span text:style-name="T5">Tristeza é uma doença que afeta o crescimento dos frutos e a grossura do tronco. Para tratá-lo, é necessário borbulhas oriundas de plantas matrizes premunizadas contra estirpes severas do vírus. Outra doença é o exocorte, causada por um viroide que afeta o brilho das folhas e a qualidade do fruto, podendo ser tratada com fungicidas, e com o uso de plantas sadias. Uma das doenças causadas por fungos é a Gomose, que mata muitas dessas plantas. Para evitar essa doença, recomenda-se a plantação de variantes maiores do limão, </text:span><text:span text:style-name="T6">prover drenagem adequada para não permitir que a água se acumule nas raizes da planta, além de fungicidas</text:span><text:span text:style-name="T7">. </text:span></text:p>
      <text:p text:style-name="P3"/>
      <text:p text:style-name="P12">Trepadeiras</text:p>
      <text:p text:style-name="P6">Descrição: <text:span text:style-name="T8">[Rhenan já fez]</text:span></text:p>
      <text:p text:style-name="P3">Nome Científico: <text:span text:style-name="T29">Muito amplo para definir</text:span></text:p>
      <text:p text:style-name="P3">Rega: <text:span text:style-name="T29">2 – A rega deve ser feita no início do dia, e deve ser acompanhado como a planta reage, diminuindo ou aumentando a quantidade de regas.</text:span></text:p>
      <text:p text:style-name="P3">Exposição Solar: <text:span text:style-name="T28">As trepadeiras em geral, devem ser plantadas em muros que fiquem metade do dia com exposição direta ao sol.</text:span></text:p>
      <text:p text:style-name="P3">Adubagem: </text:p>
      <text:p text:style-name="P3">Poda: <text:span text:style-name="T26">As trepadeiras devem ser podadas para que não se desgrudem de onde estão pelo peso. É recomendado que se pode antes da floração, para que ela aguente o peso.</text:span></text:p>
      <text:p text:style-name="P3">Pragas: <text:span text:style-name="T27">A maioria das pragas vem na primavera, e por isso, é importante se preparar para esse momento do ano com remédios caseiros, e para reavaliar o crescimento da sua planta, fazendo as podas no sentido que deseja que ela cresça. </text:span></text:p>
      <text:p text:style-name="P3">Doenças: <text:span text:style-name="T29">Como o campo das trepadeiras é muito grande, cada uma delas deve ser estudada em específico para encontrar a solução às doenç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1:43:14.837000000</meta:creation-date>
    <dc:date>2017-11-28T11:12:29.915000000</dc:date>
    <meta:editing-duration>PT8H30M1S</meta:editing-duration>
    <meta:editing-cycles>5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58" meta:word-count="1405" meta:character-count="8323" meta:non-whitespace-character-count="6953"/>
  </office:meta>
</office:document-meta>
</file>